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Bold" style:font-pitch="fixed"/>
    <style:font-face style:name="Operator Pro" svg:font-family="'Operator Pro'" style:font-adornments="Book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text-properties fo:font-size="40pt"/>
    </style:style>
    <style:style style:name="P5" style:family="paragraph">
      <loext:graphic-properties draw:fill-color="#ffffff"/>
      <style:text-properties fo:font-size="40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424cm" svg:y="0.837cm" presentation:class="title" presentation:user-transformed="true">
          <draw:text-box>
            <text:p>Procedural Generation in Video Game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y Debug Studio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Procedural Generation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Procedural Generation is a method of creating data algorithmically instead of manually.</text:p>
                <text:p/>
              </text:list-item>
              <text:list-item>
                <text:p>In Video games, Procedural content generation (PCG) is the programmatic generation of game content using a random or pseudo-random process that results in an unpredictable range of possible game play spac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use Procedural Generation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Replayability and Randomness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user-transformed="true">
          <draw:text-box>
            <text:p>Enterprise Resource Planning(ERP) for Colleg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Attendance Tracker</text:p>
              </text:list-item>
              <text:list-item>
                <text:p>Assignment Submission</text:p>
              </text:list-item>
              <text:list-item>
                <text:p>Articles and Blogs</text:p>
              </text:list-item>
              <text:list-item>
                <text:p>Responsive and Minimalistic Design</text:p>
              </text:list-item>
              <text:list-item>
                <text:p>Built on NodeJS with Complete Cross-Platform Support</text:p>
              </text:list-item>
              <text:list-item>
                <text:p>Online Library Management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2.337cm" presentation:class="subtitle" presentation:user-transformed="true">
          <draw:text-box>
            <text:p text:style-name="P4">Time Table Generator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Build on Electron</text:p>
              </text:list-item>
              <text:list-item>
                <text:p>Cross-platform</text:p>
              </text:list-item>
              <text:list-item>
                <text:p>Quasi-Random Generatio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2.337cm" presentation:class="subtitle" presentation:user-transformed="true">
          <draw:text-box>
            <text:p text:style-name="P4">Artist Tracker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atur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Use Last.fm &amp; Music Brains API.</text:p>
              </text:list-item>
              <text:list-item>
                <text:p>Notify about latest tracks from your favourite Artists.</text:p>
              </text:list-item>
              <text:list-item>
                <text:p>Web Service built on NodeJS</text:p>
              </text:list-item>
              <text:list-item>
                <text:p>Cross-Platform</text:p>
              </text:list-item>
              <text:list-item>
                <text:p>Android Applicatio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Bold" style:font-pitch="fixed"/>
    <style:font-face style:name="Operator Pro" svg:font-family="'Operator Pro'" style:font-adornments="Book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Hack" fo:font-family="Hack" style:font-style-name="Bold" style:font-pitch="fixed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svg:stroke-color="#808080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Operator Pro" fo:font-family="'Operator Pro'" style:font-style-name="Book" style:font-pitch="variable" fo:font-size="8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3:43:14.163910533</meta:creation-date>
    <meta:editing-duration>PT7M13S</meta:editing-duration>
    <meta:editing-cycles>2</meta:editing-cycles>
    <meta:generator>LibreOffice/5.3.1.2$Linux_X86_64 LibreOffice_project/30m0$Build-2</meta:generator>
    <dc:date>2017-09-11T15:03:42.082648544</dc:date>
    <meta:document-statistic meta:object-count="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